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1922f"/>
    </style:style>
    <style:style style:name="T1" style:family="text">
      <style:text-properties style:font-name="Constantia" fo:font-size="12pt" style:font-size-asian="12pt"/>
    </style:style>
    <style:style style:name="T2" style:family="text">
      <style:text-properties style:font-name="Constantia" fo:font-size="12pt" officeooo:rsid="0001922f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rca (</text:span><text:span text:style-name="T2">#nombre</text:span><text:span text:style-name="T1">) <text:s/></text:span></text:p>
      <text:p text:style-name="P1"><text:span text:style-name="T1"><text:s/></text:span></text:p>
      <text:p text:style-name="P2"><text:span text:style-name="T1">Vehiculos (</text:span><text:span text:style-name="T2">#numero_de_chasis</text:span><text:span text:style-name="T1">, número_de_motor, <text:s/>nombre, año_de_fabricación, motorización, precio_de_lista, modelo) <text:s/></text:span></text:p>
      <text:p text:style-name="P1"><text:span text:style-name="T1"><text:s/></text:span></text:p>
      <text:p text:style-name="P1"><text:span text:style-name="T1">Ventas (</text:span><text:span text:style-name="T2">#id_venta, </text:span><text:span text:style-name="T1">NÚMERO_DE_CHASIS, fecha, total, id) <text:s/></text:span></text:p>
      <text:p text:style-name="P1"><text:span text:style-name="T1"><text:s/></text:span></text:p>
      <text:p text:style-name="P1"><text:span text:style-name="T1">Autos (</text:span><text:span text:style-name="T2">#</text:span><text:span text:style-name="T1">NÚMERO_DE_CHASIS, sedan) <text:s/></text:span></text:p>
      <text:p text:style-name="P1"><text:span text:style-name="T1"><text:s/></text:span></text:p>
      <text:p text:style-name="P1"><text:span text:style-name="T1">Camionetas (NÚMERO_DE_CHASIS, capacidad_de_la_caja) <text:s/></text:span></text:p>
      <text:p text:style-name="P1"><text:span text:style-name="T1"><text:s/></text:span></text:p>
      <text:p text:style-name="P1"><text:span text:style-name="T1">Camiones (NÚMERO_DE_CHASIS, capacidad_de_carga) <text:s/></text:span></text:p>
      <text:p text:style-name="P1"><text:span text:style-name="T1"><text:s/></text:span></text:p>
      <text:p text:style-name="P1"><text:span text:style-name="T1">Clientes (DNI, nombre, apellido, mail, calle-nro-piso-depto) <text:s/></text:span></text:p>
      <text:p text:style-name="P1"><text:span text:style-name="T1"><text:s/></text:span></text:p>
      <text:p text:style-name="P1"><text:span text:style-name="T1">Teléfonos (TELÉFONOS, dni) <text:s/></text:span></text:p>
      <text:p text:style-name="P1"><text:span text:style-name="T1"><text:s/></text:span></text:p>
      <text:p text:style-name="P1"><text:span text:style-name="T1">Empleados (DNI, nombre, apellido, legajo) <text:s/></text:span></text:p>
      <text:p text:style-name="P1"><text:span text:style-name="T1"><text:s/></text:span></text:p>
      <text:p text:style-name="P1"><text:span text:style-name="T1">Areas (NOMBRE, ubicación) <text:s/></text:span></text:p>
      <text:p text:style-name="P1"><text:span text:style-name="T1"><text:s/></text:span></text:p>
      <text:p text:style-name="Standard"><text:span text:style-name="T1">Trabaja (ID_TRABAJA, dni, nombre) 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0T01:09:17.291000000</meta:creation-date>
    <dc:date>2021-09-20T01:11:12.806000000</dc:date>
    <meta:editing-duration>PT1M56S</meta:editing-duration>
    <meta:editing-cycles>1</meta:editing-cycles>
    <meta:document-statistic meta:table-count="0" meta:image-count="0" meta:object-count="0" meta:page-count="1" meta:paragraph-count="21" meta:word-count="46" meta:character-count="530" meta:non-whitespace-character-count="462"/>
    <meta:generator>LibreOffice/7.1.4.2$Windows_X86_64 LibreOffice_project/a529a4fab45b75fefc5b6226684193eb000654f6</meta:generator>
  </office:meta>
</office:document-meta>
</file>